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218403" officeooo:paragraph-rsid="00218403"/>
    </style:style>
    <style:style style:name="P2" style:family="paragraph" style:parent-style-name="Text_20_body" style:list-style-name="L1"/>
    <style:style style:name="P3" style:family="paragraph" style:parent-style-name="Text_20_body">
      <style:text-properties officeooo:rsid="001f529d" officeooo:paragraph-rsid="001f529d"/>
    </style:style>
    <style:style style:name="P4" style:family="paragraph" style:parent-style-name="Text_20_body">
      <style:text-properties officeooo:paragraph-rsid="001f529d"/>
    </style:style>
    <style:style style:name="P5" style:family="paragraph" style:parent-style-name="Text_20_body">
      <style:text-properties officeooo:rsid="001fd6dd" officeooo:paragraph-rsid="001fd6dd"/>
    </style:style>
    <style:style style:name="T1" style:family="text">
      <style:text-properties officeooo:rsid="001f529d"/>
    </style:style>
    <style:style style:name="T2" style:family="text">
      <style:text-properties officeooo:rsid="0021ecb3"/>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Now it's time to flex your critical evaluation skills. Read the following descriptions of an experiment and its analysis, identify the flaws in each, and describe what you would do to correct them.</text:p>
      <text:list xml:id="list3000268288" text:style-name="L1">
        <text:list-item>
          <text:p text:style-name="P2">The Sith Lords are concerned that their recruiting slogan, "Give In to Your Anger," isn't very effective. Darth Vader develops an alternative slogan, "Together We Can Rule the Galaxy." They compare the slogans on two groups of 50 captured droids each. In one group, Emperor Palpatine delivers the "Anger" slogan. In the other, Darth Vader presents the "Together" slogan. 20 droids convert to the Dark Side after hearing Palpatine's slogan, while only 5 droids convert after hearing Vader's. The Sith's data scientist concludes that "Anger" is a more effective slogan and should continue to be used. </text:p>
        </text:list-item>
      </text:list>
      <text:p text:style-name="Text_20_body"/>
      <text:p text:style-name="P4"><text:span text:style-name="T1">The problem is that the tests are different. You should have both slogans presented by the same presenter. The droids might just like Palpatine more than Vader and that is why they converted at a higher rate.</text:span></text:p>
      <text:p text:style-name="Text_20_body"/>
      <text:list xml:id="list112842224783028" text:continue-numbering="true" text:style-name="L1">
        <text:list-item>
          <text:p text:style-name="P2">In the past, the Jedi have had difficulty with public relations. They send two envoys, Jar Jar Binks and Mace Windu, to four friendly and four unfriendly planets respectively, with the goal of promoting favorable feelings toward the Jedi. Upon their return, the envoys learn that Jar Jar was much more effective than Windu: Over 75% of the people surveyed said their attitudes had become more favorable after speaking with Jar Jar, while only 65% said their attitudes had become more favorable after speaking with Windu. This makes Windu angry, because he is sure that he had a better success rate than Jar Jar on every planet. The Jedi choose Jar Jar to be their representative in the future.</text:p>
        </text:list-item>
      </text:list>
      <text:p text:style-name="Text_20_body"/>
      <text:p text:style-name="P3">The test size is too small and the planets are different. Mace Windu could have just visited planets that were less inclined to public relations while Jar Jar visited ones who were more inclined. This could be corrected by having Mace Windu visit one side of a planet and Jar Jar visit the other half of the planet. This still could be biased because of geographic location and differing cultures on the planet, but it would still be better than what they did. You also should do this to more than 8 planets. </text:p>
      <text:p text:style-name="Text_20_body"/>
      <text:list xml:id="list112840835656494" text:continue-numbering="true" text:style-name="L1">
        <text:list-item>
          <text:p text:style-name="P2">A company with work sites in five different countries has sent you data on employee satisfaction rates for workers in Human Resources and workers in Information Technology. Most HR workers are concentrated in three of the countries, while IT workers are equally distributed across worksites. The company requests a report on satisfaction for each job type. You calculate average job satisfaction for HR and for IT and present the report.</text:p>
        </text:list-item>
      </text:list>
      <text:p text:style-name="Text_20_body"/>
      <text:p text:style-name="P5">The work sites are different. This could be an example of Simpsons Paradox. The sites with more HR workers would have a higher job satisfaction than sites with less HR workers. You would need to look at each work site individually. </text:p>
      <text:p text:style-name="P4"/>
      <text:p text:style-name="Text_20_body"/>
      <text:list xml:id="list112841664065511" text:continue-numbering="true" text:style-name="L1">
        <text:list-item>
          <text:p text:style-name="P2"><text:soft-page-break/>When people install the Happy Days Fitness Tracker app, they are asked to "opt in" to a data collection scheme where their level of physical activity data is automatically sent to the company for product research purposes. During your interview with the company, they tell you that the app is very effective because after installing the app, the data show that people's activity levels rise steadily. </text:p>
        </text:list-item>
      </text:list>
      <text:p text:style-name="Text_20_body"/>
      <text:p text:style-name="P5">There is no baseline activity level. You don’t know how active they were before the app. Plus, people who download this app are probably downloading it because they want to be more active. It is not necessarily caused by the application. </text:p>
      <text:p text:style-name="Text_20_body"/>
      <text:list xml:id="list112842356736954" text:continue-numbering="true" text:style-name="L1">
        <text:list-item>
          <text:p text:style-name="P2">To prevent cheating, a teacher writes three versions of a test. She stacks the three versions together, first all copies of Version A, then all copies of Version B, then all copies of Version C. As students arrive for the exam, each student takes a test. When grading the test, the teacher finds that students who took Version B scored higher than students who took either Version A or Version C. She concludes from this that Version B is easier, and discards it.</text:p>
        </text:list-item>
      </text:list>
      <text:p text:style-name="Standard"/>
      <text:p text:style-name="P1">It could just be that randomly the smart students <text:span text:style-name="T2">ended up getting Version B. You should have all the tests the same and just change the question order for each test group so they look differen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4T10:17:40.268126729</meta:creation-date>
    <dc:date>2018-09-04T11:28:40.269800302</dc:date>
    <meta:editing-duration>PT30M29S</meta:editing-duration>
    <meta:editing-cycles>1</meta:editing-cycles>
    <meta:document-statistic meta:table-count="0" meta:image-count="0" meta:object-count="0" meta:page-count="2" meta:paragraph-count="11" meta:word-count="720" meta:character-count="4183" meta:non-whitespace-character-count="3473"/>
    <meta:generator>LibreOffice/6.0.3.2$Linux_X86_64 LibreOffice_project/00m0$Build-2</meta:generator>
  </office:meta>
</office:document-meta>
</file>